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bold" fo:font-family="'Segoe UI Symbol'" style:font-family-asian="'Segoe UI Symbol'" style:font-family-complex="'Segoe UI Symbol'"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3.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3.00pt" fo:font-weight="bold"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Calibri" style:font-family-asian="Calibri" style:font-family-complex="Calibri"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2.00pt" fo:font-weight="bold"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bold"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bold" fo:font-family="'Liberation Serif'" style:font-family-asian="'Liberation Serif'" style:font-family-complex="'Liberation Serif'"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bold" fo:font-family="'Liberation Serif'" style:font-family-asian="'Liberation Serif'" style:font-family-complex="'Liberation Serif'"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bold"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bold"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200.00%" fo:text-align="center" fo:margin-top="24.00pt" fo:margin-bottom="6.00pt"/>
    </style:style>
    <style:style style:name="P2" style:family="paragraph">
      <style:paragraph-properties fo:line-height="5.00%" fo:text-align="center" fo:margin-left="16.00pt" fo:text-indent="0.00pt" fo:margin-top="12.00pt"/>
    </style:style>
    <style:style style:name="P3" style:family="paragraph">
      <style:paragraph-properties fo:line-height="100.00%" fo:text-align="center" fo:margin-top="24.00pt" fo:margin-bottom="6.00pt"/>
    </style:style>
    <style:style style:name="P4" style:family="paragraph">
      <style:paragraph-properties fo:line-height="100.00%" fo:text-align="center"/>
    </style:style>
    <style:style style:name="P5" style:family="paragraph">
      <style:paragraph-properties fo:line-height="100.00%" fo:text-align="center" fo:margin-top="18.30pt" fo:margin-bottom="0.30pt"/>
    </style:style>
    <style:style style:name="P6" style:family="paragraph">
      <style:paragraph-properties fo:line-height="10.00%" fo:text-align="right" fo:margin-top="12.00pt" fo:margin-bottom="7.00pt"/>
    </style:style>
    <style:style style:name="P7" style:family="paragraph">
      <style:paragraph-properties fo:line-height="100.00%" fo:text-align="center" fo:margin-top="9.75pt"/>
    </style:style>
    <style:style style:name="P8" style:family="paragraph">
      <style:paragraph-properties fo:line-height="100.00%" fo:text-align="justify" fo:margin-left="0.00pt" fo:text-indent="14.15pt"/>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center"/>
    </style:style>
    <style:style style:name="P13" style:family="paragraph">
      <style:paragraph-properties fo:line-height="100.00%" fo:text-align="left"/>
    </style:style>
    <style:style style:name="P14" style:family="paragraph">
      <style:paragraph-properties fo:line-height="100.00%" fo:text-align="justify"/>
    </style:style>
    <style:style style:name="P15" style:family="paragraph">
      <style:paragraph-properties fo:line-height="100.00%" fo:text-align="left"/>
    </style:style>
  </office:automatic-styles>
  <office:body>
    <office:text>
      <text:p text:style-name="P1"><text:span text:style-name="T1">МІНІСТЕРСТВО ОСВІТИ І НАУКИ УКРАЇНИ НАЦІОНАЛЬНИЙ УНІВЕРСИТЕТ “ЛЬВІВСЬКА ПОЛІТЕХНІКА”</text:span></text:p>
      <text:p text:style-name="P2"><text:span text:style-name="T1">ІНСТИТУТ КОМП'ЮТЕРНИХ НАУК ТА ІНФОРМАЦІЙНИХ ТЕХНОЛОГІЙ</text:span></text:p>
      <text:p text:style-name="P3"><text:span text:style-name="T1">Кафедра ІСМ</text:span></text:p>
      <text:p text:style-name="P4"><draw:frame text:anchor-type="as-char" svg:width="56.30mm" svg:height="53.34mm" style:rel-width="scale" style:rel-height="scale"><draw:object-ole xlink:href="OleObj1"/><draw:image xlink:href="ObjectReplacements/OleObj1"/></draw:frame><text:span text:style-name="T2"/></text:p>
      <text:p text:style-name="P4"><text:span text:style-name="T2"/></text:p>
      <text:p text:style-name="P4"><text:span text:style-name="T3">Звіт</text:span></text:p>
      <text:p text:style-name="P5"><text:span text:style-name="T3">до лабораторної роботи<text:s/></text:span><text:span text:style-name="T4">№</text:span><text:span text:style-name="T5">7</text:span></text:p>
      <text:p text:style-name="P5"><text:span text:style-name="T6">З дисципліни “Спеціалізовані мови програмування”</text:span></text:p>
      <text:p text:style-name="P5"><text:span text:style-name="T7"/></text:p>
      <text:p text:style-name="P6"><text:span text:style-name="T8">Виконав:</text:span></text:p>
      <text:p text:style-name="P6"><text:span text:style-name="T8">ст. гр. ІТ-31</text:span></text:p>
      <text:p text:style-name="P6"><text:span text:style-name="T8">Гвоздик Святослав-Валентин</text:span></text:p>
      <text:p text:style-name="P6"><text:span text:style-name="T9"/></text:p>
      <text:p text:style-name="P6"><text:span text:style-name="T9"/></text:p>
      <text:p text:style-name="P6"><text:span text:style-name="T10">Прийняв:</text:span></text:p>
      <text:p text:style-name="P6"><text:span text:style-name="T10">Щербак С.С. </text:span></text:p>
      <text:p text:style-name="P7"><text:span text:style-name="T11"/></text:p>
      <text:p text:style-name="P7"><text:span text:style-name="T12">Львів<text:s/></text:span><text:span text:style-name="T13">—</text:span><text:span text:style-name="T14"><text:s/>2023</text:span></text:p>
      <text:p text:style-name="P8"><text:span text:style-name="T15"/></text:p>
      <text:p text:style-name="P9"><text:span text:style-name="T16">Тема</text:span><text:span text:style-name="T17"><text:s/></text:span><text:span text:style-name="T18">роботи</text:span><text:span text:style-name="T19">:<text:s/></text:span><text:span text:style-name="T20"><text:s/></text:span><text:span text:style-name="T21">Робота з API та веб-сервісами </text:span></text:p>
      <text:p text:style-name="P9"><text:span text:style-name="T22">Мета роботи:<text:s/></text:span><text:span text:style-name="T23">Створення консольного об’єктно - орієнтованого додатка з використанням API.</text:span></text:p>
      <text:p text:style-name="P10"><text:span text:style-name="T24">План</text:span><text:span text:style-name="T25"><text:s/></text:span><text:span text:style-name="T26">роботи</text:span></text:p>
      <text:p text:style-name="P10"><text:span text:style-name="T27"/></text:p>
      <text:p text:style-name="P11"><text:span text:style-name="T28">авдання 1: Вибір провайдера API</text:span></text:p>
      <text:p text:style-name="P11"><text:span text:style-name="T28">Виберіть надійний API, який надає через HTTP необхідні дані для віддаленого зберігання, вивантаження або реалізуйте свій. Для прикладу це може бути jsonplaceholder.org</text:span></text:p>
      <text:p text:style-name="P11"><text:span text:style-name="T28">Завдання 2: Інтеграція API</text:span></text:p>
      <text:p text:style-name="P11"><text:span text:style-name="T28">Виберіть бібліотеку для роботи з API та обробки HTTP запитів (для прикладу це може бути бібліотека Requests). Інтегруйте обраний API в ваш консольний додаток на Python.<text:s text:c="2"/>Ознайомтеся з документацією API та налаштуйте необхідний API-ключ чи облікові дані.</text:span></text:p>
      <text:p text:style-name="P11"><text:span text:style-name="T28">Завдання 3: Введення користувача</text:span></text:p>
      <text:p text:style-name="P11"><text:span text:style-name="T28">Розробіть користувальницький інтерфейс, який дозволяє користувачам візуалізувати всі доступні дані в табличному вигляді та у вигляді списку.<text:s text:c="2"/>Реалізуйте механізм для збору та перевірки введеного даних користувачем.</text:span></text:p>
      <text:p text:style-name="P11"><text:span text:style-name="T28">Завдання 4: Розбір введення користувача</text:span></text:p>
      <text:p text:style-name="P11"><text:span text:style-name="T28">Створіть розбірник для видобування та інтерпретації виразів користувача на основі регулярних виразів, наприклад, для візуалізації дат, телефонів, тощо. Переконайтеся, що розбірник обробляє різні формати введення та надає зворотний зв'язок про помилки.</text:span></text:p>
      <text:p text:style-name="P11"><text:span text:style-name="T28">Завдання 5: Відображення результатів</text:span></text:p>
      <text:p text:style-name="P11"><text:span text:style-name="T28">Реалізуйте логіку для візуалізації даних через API в консолі. Обробляйте відповіді API для отримання даних у вигляді таблиць, списків. Заголовки таблиць, списків мають виділяться кольором та шрифтом, які задається користувачем </text:span></text:p>
      <text:p text:style-name="P11"><text:span text:style-name="T28">Завдання 6: Збереження даних</text:span></text:p>
      <text:p text:style-name="P11"><text:span text:style-name="T28">Реалізуйте<text:s text:c="2"/>можливості збереження даних у чіткому та читабельному форматі JSON, CSV та TXT </text:span></text:p>
      <text:p text:style-name="P11"><text:span text:style-name="T28">Завдання 7: Обробка помилок</text:span></text:p>
      <text:p text:style-name="P11"><text:span text:style-name="T28">Розробіть надійний механізм обробки помилок для керування помилками API, некоректним введенням користувача та іншими можливими проблемами. Надавайте інформативні повідомлення про помилки.</text:span></text:p>
      <text:p text:style-name="P11"><text:span text:style-name="T29"/></text:p>
      <text:p text:style-name="P11"><text:span text:style-name="T30">Завдання 8: Ведення історії обчислень</text:span></text:p>
      <text:p text:style-name="P11"><text:span text:style-name="T30">Включіть функцію, яка реєструє запити користувача, включаючи введені запити та відповідні результати. Дозвольте користувачам переглядати та рецензувати історію своїх запитів.</text:span></text:p>
      <text:p text:style-name="P11"><text:span text:style-name="T30">Завдання 9: Юніт-тести</text:span></text:p>
      <text:p text:style-name="P11"><text:span text:style-name="T30">Напишіть юніт-тести для перевірки функціональності вашого додатку. Тестуйте різні операції, граничні випадки та сценарії помилок.</text:span></text:p>
      <text:p text:style-name="P12"><text:span text:style-name="T31">Хід роботи</text:span></text:p>
      <text:p text:style-name="P13"><text:span text:style-name="T32">Реалізований</text:span><text:span text:style-name="T33"><text:s/></text:span><text:span text:style-name="T34">код</text:span><text:span text:style-name="T35">:</text:span></text:p>
      <text:p text:style-name="P13"><text:span text:style-name="T36"/></text:p>
      <text:p text:style-name="P13"><text:span text:style-name="T37">from cgi import FieldStorage</text:span></text:p>
      <text:p text:style-name="P13"><text:span text:style-name="T37">import requests</text:span></text:p>
      <text:p text:style-name="P13"><text:span text:style-name="T37">import json</text:span></text:p>
      <text:p text:style-name="P13"><text:span text:style-name="T37">import csv</text:span></text:p>
      <text:p text:style-name="P13"><text:span text:style-name="T37">import re</text:span></text:p>
      <text:p text:style-name="P13"><text:span text:style-name="T37">import logging</text:span></text:p>
      <text:p text:style-name="P13"><text:span text:style-name="T37">from prettytable import PrettyTable</text:span></text:p>
      <text:p text:style-name="P13"><text:span text:style-name="T38"/></text:p>
      <text:p text:style-name="P13"><text:span text:style-name="T39">#<text:s/></text:span><text:span text:style-name="T40">Завдання 7: Ініціалізація логування</text:span></text:p>
      <text:p text:style-name="P13"><text:span text:style-name="T41">logging.basicConfig(filename='api_client.log', level=logging.INFO, format='%(asctime)s - %(levelname)s: %(message)s')</text:span></text:p>
      <text:p text:style-name="P13"><text:span text:style-name="T42"/></text:p>
      <text:p text:style-name="P13"><text:span text:style-name="T43">class FileStorage:</text:span></text:p>
      <text:p text:style-name="P13"><text:span text:style-name="T43"><text:s text:c="4"/>@staticmethod</text:span></text:p>
      <text:p text:style-name="P13"><text:span text:style-name="T43"><text:s text:c="4"/>def store_data(data, file_format):</text:span></text:p>
      <text:p text:style-name="P13"><text:span text:style-name="T43"><text:s text:c="8"/>#<text:s/></text:span><text:span text:style-name="T44">Завдання 6: Збереження даних у чіткому та читабельному форматі JSON, CSV та TXT</text:span></text:p>
      <text:p text:style-name="P13"><text:span text:style-name="T45"><text:s text:c="8"/>if file_format == 'json':</text:span></text:p>
      <text:p text:style-name="P13"><text:span text:style-name="T45"><text:s text:c="12"/>with open('saved_data.json', 'w') as file:</text:span></text:p>
      <text:p text:style-name="P13"><text:span text:style-name="T45"><text:s text:c="16"/>json.dump(data, file, indent=4)</text:span></text:p>
      <text:p text:style-name="P13"><text:span text:style-name="T45"><text:s text:c="8"/>elif file_format == 'csv':</text:span></text:p>
      <text:p text:style-name="P13"><text:span text:style-name="T45"><text:s text:c="12"/>with open('saved_data.csv', 'w', newline='') as file:</text:span></text:p>
      <text:p text:style-name="P13"><text:span text:style-name="T45"><text:s text:c="16"/>csv_writer = csv.writer(file)</text:span></text:p>
      <text:p text:style-name="P13"><text:span text:style-name="T45"><text:s text:c="16"/>csv_writer.writerows(data)</text:span></text:p>
      <text:p text:style-name="P13"><text:span text:style-name="T45"><text:s text:c="8"/>elif file_format == 'txt':</text:span></text:p>
      <text:p text:style-name="P13"><text:span text:style-name="T45"><text:s text:c="12"/>with open('saved_data.txt', 'w') as file:</text:span></text:p>
      <text:p text:style-name="P13"><text:span text:style-name="T45"><text:s text:c="16"/>file.write(str(data))</text:span></text:p>
      <text:p text:style-name="P13"><text:span text:style-name="T46"/></text:p>
      <text:p text:style-name="P13"><text:span text:style-name="T47">class ApiClient:</text:span></text:p>
      <text:p text:style-name="P13"><text:span text:style-name="T47"><text:s text:c="4"/>def __init__(self, api_url):</text:span></text:p>
      <text:p text:style-name="P13"><text:span text:style-name="T47"><text:s text:c="8"/>#<text:s/></text:span><text:span text:style-name="T48">Завдання 1: Вибір провайдера API</text:span></text:p>
      <text:p text:style-name="P13"><text:span text:style-name="T49"><text:s text:c="8"/>self.api_url = api_url</text:span></text:p>
      <text:p text:style-name="P13"><text:span text:style-name="T50"/></text:p>
      <text:p text:style-name="P13"><text:span text:style-name="T51"><text:s text:c="4"/>def make_request(self, endpoint, params=None):</text:span></text:p>
      <text:p text:style-name="P13"><text:span text:style-name="T51"><text:s text:c="8"/>try:</text:span></text:p>
      <text:p text:style-name="P13"><text:span text:style-name="T51"><text:s text:c="12"/>headers = {'Accept': 'application/json'}</text:span></text:p>
      <text:p text:style-name="P13"><text:span text:style-name="T51"><text:s text:c="12"/>#<text:s/></text:span><text:span text:style-name="T52">Завдання 2: Інтеграція API</text:span></text:p>
      <text:p text:style-name="P13"><text:span text:style-name="T53"><text:s text:c="12"/>response = requests.get(f'{self.api_url}/{endpoint}', headers=headers, params=params)</text:span></text:p>
      <text:p text:style-name="P13"><text:span text:style-name="T53"><text:s text:c="12"/>response.raise_for_status()</text:span></text:p>
      <text:p text:style-name="P13"><text:span text:style-name="T53"><text:s text:c="12"/>return response.json()</text:span></text:p>
      <text:p text:style-name="P13"><text:span text:style-name="T53"><text:s text:c="8"/>except requests.RequestException as err:</text:span></text:p>
      <text:p text:style-name="P13"><text:span text:style-name="T53"><text:s text:c="12"/>#<text:s/></text:span><text:span text:style-name="T54">Завдання 7: Обробка помилок</text:span></text:p>
      <text:p text:style-name="P13"><text:span text:style-name="T55"><text:s text:c="12"/>logging.error(f'</text:span><text:span text:style-name="T56">Помилка виклику API: {err}')</text:span></text:p>
      <text:p text:style-name="P13"><text:span text:style-name="T57"><text:s text:c="12"/>return None</text:span></text:p>
      <text:p text:style-name="P13"><text:span text:style-name="T57"><text:s text:c="4"/>def add_todo(self, todo_data):</text:span></text:p>
      <text:p text:style-name="P13"><text:span text:style-name="T57"><text:s text:c="8"/>try:</text:span></text:p>
      <text:p text:style-name="P13"><text:span text:style-name="T57"><text:s text:c="12"/>endpoint = 'todos'</text:span></text:p>
      <text:p text:style-name="P13"><text:span text:style-name="T57"><text:s text:c="12"/>headers = {'Content-Type': 'application/json'}</text:span></text:p>
      <text:p text:style-name="P13"><text:span text:style-name="T57"><text:s text:c="12"/>response = requests.post(f'{self.api_url}/{endpoint}', headers=headers, json=todo_data)</text:span></text:p>
      <text:p text:style-name="P13"><text:span text:style-name="T57"><text:s text:c="12"/>response.raise_for_status()</text:span></text:p>
      <text:p text:style-name="P13"><text:span text:style-name="T57"><text:s text:c="12"/>return response.json()</text:span></text:p>
      <text:p text:style-name="P13"><text:span text:style-name="T57"><text:s text:c="8"/>except requests.RequestException as err:</text:span></text:p>
      <text:p text:style-name="P13"><text:span text:style-name="T57"><text:s text:c="12"/>logging.error(f'</text:span><text:span text:style-name="T58">Помилка виклику API: {err}')</text:span></text:p>
      <text:p text:style-name="P13"><text:span text:style-name="T59"><text:s text:c="12"/>return None</text:span></text:p>
      <text:p text:style-name="P13"><text:span text:style-name="T60"/></text:p>
      <text:p text:style-name="P13"><text:span text:style-name="T61">class UserInterface:</text:span></text:p>
      <text:p text:style-name="P13"><text:span text:style-name="T61"><text:s text:c="4"/>def __init__(self, api_client):</text:span></text:p>
      <text:p text:style-name="P13"><text:span text:style-name="T61"><text:s text:c="8"/>self.api_client = api_client</text:span></text:p>
      <text:p text:style-name="P13"><text:span text:style-name="T61"><text:s text:c="8"/>self.history = []</text:span></text:p>
      <text:p text:style-name="P13"><text:span text:style-name="T62"/></text:p>
      <text:p text:style-name="P13"><text:span text:style-name="T63"><text:s text:c="4"/>def display_data(self, data):</text:span></text:p>
      <text:p text:style-name="P13"><text:span text:style-name="T63"><text:s text:c="8"/>if data:</text:span></text:p>
      <text:p text:style-name="P13"><text:span text:style-name="T63"><text:s text:c="12"/>headers = data[0].keys()</text:span></text:p>
      <text:p text:style-name="P13"><text:span text:style-name="T63"><text:s text:c="12"/>rows = [d.values() for d in data]</text:span></text:p>
      <text:p text:style-name="P13"><text:span text:style-name="T63"><text:s text:c="12"/>table = PrettyTable()</text:span></text:p>
      <text:p text:style-name="P13"><text:span text:style-name="T63"><text:s text:c="12"/>table.field_names = headers</text:span></text:p>
      <text:p text:style-name="P13"><text:span text:style-name="T63"><text:s text:c="12"/>table.add_rows(rows)</text:span></text:p>
      <text:p text:style-name="P13"><text:span text:style-name="T63"><text:s text:c="12"/>print(table)</text:span></text:p>
      <text:p text:style-name="P13"><text:span text:style-name="T63"><text:s text:c="8"/>else:</text:span></text:p>
      <text:p text:style-name="P13"><text:span text:style-name="T63"><text:s text:c="12"/>print('</text:span><text:span text:style-name="T64">Немає даних для відображення.')</text:span></text:p>
      <text:p text:style-name="P13"><text:span text:style-name="T65"/></text:p>
      <text:p text:style-name="P13"><text:span text:style-name="T66"><text:s text:c="4"/>def display_menu(self):</text:span></text:p>
      <text:p text:style-name="P13"><text:span text:style-name="T66"><text:s text:c="8"/>#<text:s/></text:span><text:span text:style-name="T67">Завдання 3: Введення користувача</text:span></text:p>
      <text:p text:style-name="P13"><text:span text:style-name="T68"><text:s text:c="8"/>#<text:s/></text:span><text:span text:style-name="T69">Просте українське меню</text:span></text:p>
      <text:p text:style-name="P13"><text:span text:style-name="T70"><text:s text:c="8"/>print("</text:span><text:span text:style-name="T71">Виберіть опцію:")</text:span></text:p>
      <text:p text:style-name="P13"><text:span text:style-name="T72"><text:s text:c="8"/>print("1.<text:s/></text:span><text:span text:style-name="T73">Переглянути список справ")</text:span></text:p>
      <text:p text:style-name="P13"><text:span text:style-name="T74"><text:s text:c="8"/>print("2.<text:s/></text:span><text:span text:style-name="T75">Зберегти дані")</text:span></text:p>
      <text:p text:style-name="P13"><text:span text:style-name="T76"><text:s text:c="8"/>print("3.<text:s/></text:span><text:span text:style-name="T77">Додати нову справу")</text:span></text:p>
      <text:p text:style-name="P13"><text:span text:style-name="T78"><text:s text:c="8"/>print("exit.<text:s/></text:span><text:span text:style-name="T79">Вийти з програми")</text:span></text:p>
      <text:p text:style-name="P13"><text:span text:style-name="T80"/></text:p>
      <text:p text:style-name="P13"><text:span text:style-name="T81"><text:s text:c="8"/>user_input = input('</text:span><text:span text:style-name="T82">Введіть свій вибір: ')</text:span></text:p>
      <text:p text:style-name="P13"><text:span text:style-name="T83"><text:s text:c="8"/>return user_input</text:span></text:p>
      <text:p text:style-name="P13"><text:span text:style-name="T84"/></text:p>
      <text:p text:style-name="P13"><text:span text:style-name="T85"><text:s text:c="4"/>def process_command(self, command):</text:span></text:p>
      <text:p text:style-name="P13"><text:span text:style-name="T85"><text:s text:c="8"/>try:</text:span></text:p>
      <text:p text:style-name="P13"><text:span text:style-name="T85"><text:s text:c="12"/>if command == '1':</text:span></text:p>
      <text:p text:style-name="P13"><text:span text:style-name="T85"><text:s text:c="16"/>endpoint = 'todos'</text:span></text:p>
      <text:p text:style-name="P13"><text:span text:style-name="T85"><text:s text:c="16"/>params = None</text:span></text:p>
      <text:p text:style-name="P13"><text:span text:style-name="T85"><text:s text:c="16"/>#<text:s/></text:span><text:span text:style-name="T86">Завдання 5: Відображення результатів</text:span></text:p>
      <text:p text:style-name="P13"><text:span text:style-name="T87"><text:s text:c="16"/>api_response = self.api_client.make_request(endpoint, params)</text:span></text:p>
      <text:p text:style-name="P13"><text:span text:style-name="T87"><text:s text:c="16"/>self.history.append({'command': command, 'data': api_response})</text:span></text:p>
      <text:p text:style-name="P13"><text:span text:style-name="T87"><text:s text:c="16"/>self.display_data(api_response)</text:span></text:p>
      <text:p text:style-name="P13"><text:span text:style-name="T87"><text:s text:c="12"/>elif command == '2':</text:span></text:p>
      <text:p text:style-name="P13"><text:span text:style-name="T87"><text:s text:c="16"/>#<text:s/></text:span><text:span text:style-name="T88">Зберегти останній відповідь API</text:span></text:p>
      <text:p text:style-name="P13"><text:span text:style-name="T89"><text:s text:c="16"/>if self.history:</text:span></text:p>
      <text:p text:style-name="P13"><text:span text:style-name="T89"><text:s text:c="20"/>last_response = self.history[-1]['data']</text:span></text:p>
      <text:p text:style-name="P13"><text:span text:style-name="T89"><text:s text:c="20"/>self.save_data(last_response, 'json')</text:span></text:p>
      <text:p text:style-name="P13"><text:span text:style-name="T89"><text:s text:c="20"/>self.save_data(last_response, 'csv')</text:span></text:p>
      <text:p text:style-name="P13"><text:span text:style-name="T89"><text:s text:c="20"/>self.save_data(last_response, 'txt')</text:span></text:p>
      <text:p text:style-name="P13"><text:span text:style-name="T89"><text:s text:c="20"/>print("</text:span><text:span text:style-name="T90">Дані успішно збережено.")</text:span></text:p>
      <text:p text:style-name="P13"><text:span text:style-name="T91"><text:s text:c="16"/>else:</text:span></text:p>
      <text:p text:style-name="P13"><text:span text:style-name="T91"><text:s text:c="20"/>print("</text:span><text:span text:style-name="T92">Немає даних для збереження.")</text:span></text:p>
      <text:p text:style-name="P13"><text:span text:style-name="T93"><text:s text:c="12"/>elif command == '3':</text:span></text:p>
      <text:p text:style-name="P13"><text:span text:style-name="T93"><text:s text:c="16"/>self.add_new_todo()</text:span></text:p>
      <text:p text:style-name="P13"><text:span text:style-name="T93"><text:s text:c="12"/>elif command.lower() == 'exit':</text:span></text:p>
      <text:p text:style-name="P13"><text:span text:style-name="T93"><text:s text:c="16"/>print("</text:span><text:span text:style-name="T94">Вихід з програми.")</text:span></text:p>
      <text:p text:style-name="P13"><text:span text:style-name="T95"><text:s text:c="12"/>else:</text:span></text:p>
      <text:p text:style-name="P13"><text:span text:style-name="T95"><text:s text:c="16"/>print('</text:span><text:span text:style-name="T96">Невірна команда. Будь ласка, введіть правильний номер опції або "exit".')</text:span></text:p>
      <text:p text:style-name="P13"><text:span text:style-name="T97"><text:s text:c="8"/>except Exception as e:</text:span></text:p>
      <text:p text:style-name="P13"><text:span text:style-name="T97"><text:s text:c="12"/>#<text:s/></text:span><text:span text:style-name="T98">Завдання 7: Обробка помилок</text:span></text:p>
      <text:p text:style-name="P13"><text:span text:style-name="T99"><text:s text:c="12"/>logging.error(f'</text:span><text:span text:style-name="T100">Помилка обробки команди {command}: {e}')</text:span></text:p>
      <text:p text:style-name="P13"><text:span text:style-name="T101"/></text:p>
      <text:p text:style-name="P13"><text:span text:style-name="T102"><text:s text:c="4"/>def add_new_todo(self):</text:span></text:p>
      <text:p text:style-name="P13"><text:span text:style-name="T102"><text:s text:c="8"/>title = input('</text:span><text:span text:style-name="T103">Введіть назву нової справи: ')</text:span></text:p>
      <text:p text:style-name="P13"><text:span text:style-name="T104"><text:s text:c="8"/>completed = input('</text:span><text:span text:style-name="T105">Чи завершена справа? (True/False): ').lower() == 'true'</text:span></text:p>
      <text:p text:style-name="P13"><text:span text:style-name="T106"/></text:p>
      <text:p text:style-name="P13"><text:span text:style-name="T107"><text:s text:c="8"/>new_todo = {'userId': 1, 'title': title, 'completed': completed}</text:span></text:p>
      <text:p text:style-name="P13"><text:span text:style-name="T107"><text:s text:c="8"/>self.history.append({'command': 'add_todo', 'data': new_todo})</text:span></text:p>
      <text:p text:style-name="P13"><text:span text:style-name="T107"><text:s text:c="8"/>print('</text:span><text:span text:style-name="T108">Нову справу успішно додано.')</text:span></text:p>
      <text:p text:style-name="P13"><text:span text:style-name="T109"><text:s text:c="8"/></text:span></text:p>
      <text:p text:style-name="P13"><text:span text:style-name="T109"><text:s text:c="4"/>def save_data(self, data, file_format):</text:span></text:p>
      <text:p text:style-name="P13"><text:span text:style-name="T109"><text:s text:c="8"/>FileStorage.store_data(data, file_format)</text:span></text:p>
      <text:p text:style-name="P13"><text:span text:style-name="T110"/></text:p>
      <text:p text:style-name="P13"><text:span text:style-name="T111"><text:s text:c="4"/>def run(self):</text:span></text:p>
      <text:p text:style-name="P13"><text:span text:style-name="T111"><text:s text:c="8"/>while True:</text:span></text:p>
      <text:p text:style-name="P13"><text:span text:style-name="T111"><text:s text:c="12"/>command = self.display_menu()</text:span></text:p>
      <text:p text:style-name="P13"><text:span text:style-name="T111"><text:s text:c="12"/>if command.lower() == 'exit':</text:span></text:p>
      <text:p text:style-name="P13"><text:span text:style-name="T111"><text:s text:c="16"/>break</text:span></text:p>
      <text:p text:style-name="P13"><text:span text:style-name="T111"><text:s text:c="12"/>self.process_command(command)</text:span></text:p>
      <text:p text:style-name="P13"><text:span text:style-name="T112"/></text:p>
      <text:p text:style-name="P13"><text:span text:style-name="T113">if __name__ == '__main__':</text:span></text:p>
      <text:p text:style-name="P13"><text:span text:style-name="T113"><text:s text:c="4"/>api_url = '</text:span><text:a xlink:href="https://jsonplaceholder.typicode.com/"><text:span text:style-name="T115">https://jsonplaceholder.typicode.com</text:span></text:a><text:span text:style-name="T116">'</text:span></text:p>
      <text:p text:style-name="P13"><text:span text:style-name="T116"><text:s text:c="4"/>api_client = ApiClient(api_url)</text:span></text:p>
      <text:p text:style-name="P13"><text:span text:style-name="T116"><text:s text:c="4"/>interface = UserInterface(api_client)</text:span></text:p>
      <text:p text:style-name="P13"><text:span text:style-name="T117"/></text:p>
      <text:p text:style-name="P13"><text:span text:style-name="T118"><text:s text:c="4"/>while True:</text:span></text:p>
      <text:p text:style-name="P13"><text:span text:style-name="T118"><text:s text:c="8"/>command = interface.display_menu()</text:span></text:p>
      <text:p text:style-name="P13"><text:span text:style-name="T119"/></text:p>
      <text:p text:style-name="P13"><text:span text:style-name="T120"><text:s text:c="8"/>if command.lower() == 'exit':</text:span></text:p>
      <text:p text:style-name="P13"><text:span text:style-name="T120"><text:s text:c="12"/>break</text:span></text:p>
      <text:p text:style-name="P13"><text:span text:style-name="T121"/></text:p>
      <text:p text:style-name="P13"><text:span text:style-name="T122"><text:s text:c="8"/>interface.process_command(command)</text:span></text:p>
      <text:p text:style-name="P14"><text:span text:style-name="T123">Результат виконання программи</text:span><text:span text:style-name="T124">: </text:span></text:p>
      <text:p text:style-name="P15"><text:span text:style-name="T125"/></text:p>
      <text:p text:style-name="P15"><draw:frame text:anchor-type="as-char" svg:width="168.28mm" svg:height="43.18mm" style:rel-width="scale" style:rel-height="scale"><draw:object-ole xlink:href="OleObj2"/><draw:image xlink:href="ObjectReplacements/OleObj2"/></draw:frame><text:span text:style-name="T125"/></text:p>
      <text:p text:style-name="P15"><text:span text:style-name="T125"/></text:p>
      <text:p text:style-name="P15"><text:span text:style-name="T126">Реалізований</text:span><text:span text:style-name="T127"><text:s/></text:span><text:span text:style-name="T128">юніт-тест</text:span><text:span text:style-name="T129">:</text:span></text:p>
      <text:p text:style-name="P15"><text:span text:style-name="T130">import unittest</text:span></text:p>
      <text:p text:style-name="P15"><text:span text:style-name="T130">from unittest.mock import patch</text:span></text:p>
      <text:p text:style-name="P15"><text:span text:style-name="T130">from unittest.mock import MagicMock, patch</text:span></text:p>
      <text:p text:style-name="P15"><text:span text:style-name="T130">from main import ApiClient</text:span></text:p>
      <text:p text:style-name="P15"><text:span text:style-name="T130">from io import StringIO</text:span></text:p>
      <text:p text:style-name="P15"><text:span text:style-name="T130">from main import ApiClient, UserInterface</text:span></text:p>
      <text:p text:style-name="P15"><text:span text:style-name="T131"/></text:p>
      <text:p text:style-name="P15"><text:span text:style-name="T132">class TestApiClient(unittest.TestCase):</text:span></text:p>
      <text:p text:style-name="P15"><text:span text:style-name="T132"><text:s text:c="4"/>@patch('main.requests.get')</text:span></text:p>
      <text:p text:style-name="P15"><text:span text:style-name="T132"><text:s text:c="4"/>def test_make_request_failure(self, mock_get):</text:span></text:p>
      <text:p text:style-name="P15"><text:span text:style-name="T132"><text:s text:c="8"/>#<text:s/></text:span><text:span text:style-name="T133">Створення об'єкта MagicMock, який імітує властивість raise_for_status</text:span></text:p>
      <text:p text:style-name="P15"><text:span text:style-name="T134"><text:s text:c="8"/>response_mock = MagicMock()</text:span></text:p>
      <text:p text:style-name="P15"><text:span text:style-name="T134"><text:s text:c="8"/>response_mock.raise_for_status.side_effect = Exception("API error")</text:span></text:p>
      <text:p text:style-name="P15"><text:span text:style-name="T135"/></text:p>
      <text:p text:style-name="P15"><text:span text:style-name="T136"><text:s text:c="8"/>#<text:s/></text:span><text:span text:style-name="T137">Налаштування поведінки MagicMock для об'єкта requests.get</text:span></text:p>
      <text:p text:style-name="P15"><text:span text:style-name="T138"><text:s text:c="8"/>mock_get.return_value = response_mock</text:span></text:p>
      <text:p text:style-name="P15"><text:span text:style-name="T139"/></text:p>
      <text:p text:style-name="P15"><text:span text:style-name="T140"><text:s text:c="8"/>#<text:s/></text:span><text:span text:style-name="T141">Створення об'єкта ApiClient та виклик методу, який викликає requests.get</text:span></text:p>
      <text:p text:style-name="P15"><text:span text:style-name="T142"><text:s text:c="8"/>api_client = ApiClient(api_url='https://example.com')</text:span></text:p>
      <text:p text:style-name="P15"><text:span text:style-name="T142"><text:s text:c="8"/>with self.assertRaises(Exception, msg="API error"):</text:span></text:p>
      <text:p text:style-name="P15"><text:span text:style-name="T142"><text:s text:c="12"/>api_client.make_request('todos')</text:span></text:p>
      <text:p text:style-name="P15"><text:span text:style-name="T143"/></text:p>
      <text:p text:style-name="P15"><text:span text:style-name="T144">class TestUserInterface(unittest.TestCase):</text:span></text:p>
      <text:p text:style-name="P15"><text:span text:style-name="T144"><text:s text:c="4"/>def test_add_new_todo(self):</text:span></text:p>
      <text:p text:style-name="P15"><text:span text:style-name="T144"><text:s text:c="8"/>api_url = '</text:span><text:a xlink:href="https://jsonplaceholder.typicode.com/"><text:span text:style-name="T146">https://jsonplaceholder.typicode.com</text:span></text:a><text:span text:style-name="T147">'</text:span></text:p>
      <text:p text:style-name="P15"><text:span text:style-name="T147"><text:s text:c="8"/>api_client = ApiClient(api_url)</text:span></text:p>
      <text:p text:style-name="P15"><text:span text:style-name="T147"><text:s text:c="8"/>interface = UserInterface(api_client)</text:span></text:p>
      <text:p text:style-name="P15"><text:span text:style-name="T147"><text:s text:c="8"/></text:span></text:p>
      <text:p text:style-name="P15"><text:span text:style-name="T147"><text:s text:c="8"/>#<text:s/></text:span><text:span text:style-name="T148">Ми використовуємо unittest.mock.patch, щоб вказати введені дані для тестування.</text:span></text:p>
      <text:p text:style-name="P15"><text:span text:style-name="T149"><text:s text:c="8"/>with patch('builtins.input', side_effect=['Test Todo', 'true']):</text:span></text:p>
      <text:p text:style-name="P15"><text:span text:style-name="T149"><text:s text:c="12"/>#<text:s/></text:span><text:span text:style-name="T150">Викликаємо add_new_todo.</text:span></text:p>
      <text:p text:style-name="P15"><text:span text:style-name="T151"><text:s text:c="12"/>interface.add_new_todo()</text:span></text:p>
      <text:p text:style-name="P15"><text:span text:style-name="T151"><text:s text:c="12"/></text:span></text:p>
      <text:p text:style-name="P15"><text:span text:style-name="T151"><text:s text:c="12"/>#<text:s/></text:span><text:span text:style-name="T152">Перевіряємо, чи є нова справа у списку історії.</text:span></text:p>
      <text:p text:style-name="P15"><text:span text:style-name="T153"><text:s text:c="12"/>self.assertEqual(interface.history[-1]['data']['title'], 'Test Todo')</text:span></text:p>
      <text:p text:style-name="P15"><text:span text:style-name="T153"><text:s text:c="12"/>self.assertEqual(interface.history[-1]['data']['completed'], True)</text:span></text:p>
      <text:p text:style-name="P15"><text:span text:style-name="T154"/></text:p>
      <text:p text:style-name="P15"><text:span text:style-name="T155"><text:s text:c="4"/>def test_display_menu(self):</text:span></text:p>
      <text:p text:style-name="P15"><text:span text:style-name="T155"><text:s text:c="8"/>api_url = '</text:span><text:a xlink:href="https://jsonplaceholder.typicode.com/"><text:span text:style-name="T157">https://jsonplaceholder.typicode.com</text:span></text:a><text:span text:style-name="T158">'</text:span></text:p>
      <text:p text:style-name="P15"><text:span text:style-name="T158"><text:s text:c="8"/>api_client = ApiClient(api_url)</text:span></text:p>
      <text:p text:style-name="P15"><text:span text:style-name="T158"><text:s text:c="8"/>interface = UserInterface(api_client)</text:span></text:p>
      <text:p text:style-name="P15"><text:span text:style-name="T158"><text:s text:c="8"/></text:span></text:p>
      <text:p text:style-name="P15"><text:span text:style-name="T158"><text:s text:c="8"/>#<text:s/></text:span><text:span text:style-name="T159">Використовуємо unittest.mock.patch для тестування введення з клавіатури.</text:span></text:p>
      <text:p text:style-name="P15"><text:span text:style-name="T160"><text:s text:c="8"/>with patch('builtins.input', return_value='1'):</text:span></text:p>
      <text:p text:style-name="P15"><text:span text:style-name="T160"><text:s text:c="12"/>#<text:s/></text:span><text:span text:style-name="T161">Викликаємо display_menu та перевіряємо, чи виведено правильне меню.</text:span></text:p>
      <text:p text:style-name="P15"><text:span text:style-name="T162"><text:s text:c="12"/>with patch('sys.stdout', new_callable=StringIO) as mock_stdout:</text:span></text:p>
      <text:p text:style-name="P15"><text:span text:style-name="T162"><text:s text:c="16"/>interface.display_menu()</text:span></text:p>
      <text:p text:style-name="P15"><text:span text:style-name="T162"><text:s text:c="16"/>self.assertEqual(mock_stdout.getvalue().strip(), '</text:span><text:span text:style-name="T163">Виберіть опцію:\n1. Переглянути список справ\n2. Зберегти дані\n3. Додати нову справу\nexit. Вийти з програми')</text:span></text:p>
      <text:p text:style-name="P15"><text:span text:style-name="T164"/></text:p>
      <text:p text:style-name="P15"><text:span text:style-name="T165">if __name__ == '__main__':</text:span></text:p>
      <text:p text:style-name="P15"><text:span text:style-name="T165"><text:s text:c="4"/>unittest.main(exit=False)</text:span></text:p>
      <text:p text:style-name="P15"><text:span text:style-name="T166"/></text:p>
      <text:p text:style-name="P15"><text:span text:style-name="T166"/></text:p>
      <text:p text:style-name="P15"><text:span text:style-name="T167">Результат юніт-тесту:</text:span></text:p>
      <text:p text:style-name="P15"><draw:frame text:anchor-type="as-char" svg:width="116.84mm" svg:height="40.85mm" style:rel-width="scale" style:rel-height="scale"><draw:object-ole xlink:href="OleObj3"/><draw:image xlink:href="ObjectReplacements/OleObj3"/></draw:frame><text:span text:style-name="T168"/></text:p>
      <text:p text:style-name="P15"><text:span text:style-name="T168"/></text:p>
      <text:p text:style-name="P15"><text:span text:style-name="T168"/></text:p>
      <text:p text:style-name="P15"><text:span text:style-name="T169">Висновки:</text:span><text:span text:style-name="T170"><text:s/>Виконуючи ці завдання, я створив консольного об’єктно - орієнтованого додатка з використанням API.</text:span><text:span text:style-name="T1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